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0.5pt" style:font-size-asian="10.5pt" style:font-size-complex="10.5pt"/>
    </style:style>
    <style:style style:name="P3" style:parent-style-name="Standard" style:family="paragraph">
      <style:text-properties fo:font-size="10.5pt" style:font-size-asian="10.5pt" style:font-size-complex="10.5pt"/>
    </style:style>
    <style:style style:name="P4" style:parent-style-name="Standard" style:family="paragraph">
      <style:text-properties fo:font-size="10.5pt" style:font-size-asian="10.5pt" style:font-size-complex="10.5pt"/>
    </style:style>
    <style:style style:name="P5" style:parent-style-name="Standard" style:family="paragraph">
      <style:text-properties fo:font-size="10.5pt" style:font-size-asian="10.5pt" style:font-size-complex="10.5pt"/>
    </style:style>
    <style:style style:name="P6" style:parent-style-name="Standard" style:family="paragraph">
      <style:text-properties fo:font-size="10.5pt" style:font-size-asian="10.5pt" style:font-size-complex="10.5pt"/>
    </style:style>
    <style:style style:name="P7" style:parent-style-name="Standard" style:family="paragraph">
      <style:text-properties fo:font-size="10.5pt" style:font-size-asian="10.5pt" style:font-size-complex="10.5pt"/>
    </style:style>
    <style:style style:name="P8" style:parent-style-name="Standard" style:family="paragraph">
      <style:text-properties fo:font-size="10.5pt" style:font-size-asian="10.5pt" style:font-size-complex="10.5pt"/>
    </style:style>
    <style:style style:name="P9" style:parent-style-name="Standard" style:family="paragraph">
      <style:text-properties fo:font-size="10.5pt" style:font-size-asian="10.5pt" style:font-size-complex="10.5pt"/>
    </style:style>
    <style:style style:name="P10" style:parent-style-name="Standard" style:family="paragraph">
      <style:text-properties fo:font-size="10.5pt" style:font-size-asian="10.5pt" style:font-size-complex="10.5pt"/>
    </style:style>
    <style:style style:name="P11" style:parent-style-name="Standard" style:family="paragraph">
      <style:text-properties fo:font-size="10.5pt" style:font-size-asian="10.5pt" style:font-size-complex="10.5pt"/>
    </style:style>
    <style:style style:name="P12" style:parent-style-name="Standard" style:family="paragraph">
      <style:text-properties fo:font-size="10.5pt" style:font-size-asian="10.5pt" style:font-size-complex="10.5pt"/>
    </style:style>
    <style:style style:name="P13" style:parent-style-name="Standard" style:family="paragraph">
      <style:text-properties fo:font-size="10.5pt" style:font-size-asian="10.5pt" style:font-size-complex="10.5pt"/>
    </style:style>
    <style:style style:name="P14" style:parent-style-name="Standard" style:family="paragraph">
      <style:text-properties fo:font-size="10.5pt" style:font-size-asian="10.5pt" style:font-size-complex="10.5pt"/>
    </style:style>
    <style:style style:name="P15" style:parent-style-name="Standard" style:family="paragraph">
      <style:text-properties fo:font-size="10.5pt" style:font-size-asian="10.5pt" style:font-size-complex="10.5pt"/>
    </style:style>
    <style:style style:name="P16" style:parent-style-name="Standard" style:family="paragraph">
      <style:text-properties fo:font-size="10.5pt" style:font-size-asian="10.5pt" style:font-size-complex="10.5pt"/>
    </style:style>
    <style:style style:name="P17" style:parent-style-name="Standard" style:family="paragraph">
      <style:text-properties fo:font-size="10.5pt" style:font-size-asian="10.5pt" style:font-size-complex="10.5pt"/>
    </style:style>
    <style:style style:name="T18" style:parent-style-name="DefaultParagraphFont" style:family="text">
      <style:text-properties fo:font-size="10.5pt" style:font-size-asian="10.5pt" style:font-size-complex="10.5pt"/>
    </style:style>
    <style:style style:name="T19" style:parent-style-name="DefaultParagraphFont" style:family="text">
      <style:text-properties fo:font-size="10.5pt" style:font-size-asian="10.5pt" style:font-size-complex="10.5pt"/>
    </style:style>
    <style:style style:name="T20" style:parent-style-name="DefaultParagraphFont" style:family="text">
      <style:text-properties fo:font-size="10.5pt" style:font-size-asian="10.5pt" style:font-size-complex="10.5pt"/>
    </style:style>
    <style:style style:name="T21" style:parent-style-name="DefaultParagraphFont" style:family="text">
      <style:text-properties fo:font-size="10.5pt" style:font-size-asian="10.5pt" style:font-size-complex="10.5pt"/>
    </style:style>
    <style:style style:name="T22" style:parent-style-name="DefaultParagraphFont" style:family="text">
      <style:text-properties fo:font-size="10.5pt" style:font-size-asian="10.5pt" style:font-size-complex="10.5pt"/>
    </style:style>
    <style:style style:name="T23" style:parent-style-name="DefaultParagraphFont" style:family="text">
      <style:text-properties fo:font-size="10.5pt" style:font-size-asian="10.5pt" style:font-size-complex="10.5pt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26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T28" style:parent-style-name="DefaultParagraphFont" style:family="text">
      <style:text-properties fo:font-size="10.5pt" style:font-size-asian="10.5pt" style:font-size-complex="10.5pt"/>
    </style:style>
    <style:style style:name="P29" style:parent-style-name="Standard" style:family="paragraph">
      <style:text-properties fo:font-size="10.5pt" style:font-size-asian="10.5pt" style:font-size-complex="10.5pt"/>
    </style:style>
    <style:style style:name="P30" style:parent-style-name="Standard" style:family="paragraph">
      <style:text-properties fo:font-size="10.5pt" style:font-size-asian="10.5pt" style:font-size-complex="10.5pt"/>
    </style:style>
    <style:style style:name="P31" style:parent-style-name="Standard" style:family="paragraph">
      <style:text-properties fo:font-size="10.5pt" style:font-size-asian="10.5pt" style:font-size-complex="10.5pt"/>
    </style:style>
    <style:style style:name="P32" style:parent-style-name="Standard" style:family="paragraph">
      <style:text-properties fo:font-size="10.5pt" style:font-size-asian="10.5pt" style:font-size-complex="10.5pt"/>
    </style:style>
    <style:style style:name="P33" style:parent-style-name="Standard" style:family="paragraph">
      <style:text-properties fo:font-size="10.5pt" style:font-size-asian="10.5pt" style:font-size-complex="10.5pt"/>
    </style:style>
    <style:style style:name="T34" style:parent-style-name="DefaultParagraphFont" style:family="text">
      <style:text-properties fo:font-size="10.5pt" style:font-size-asian="10.5pt" style:font-size-complex="10.5pt"/>
    </style:style>
    <style:style style:name="T35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36" style:parent-style-name="DefaultParagraphFont" style:family="text">
      <style:text-properties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P38" style:parent-style-name="Standard" style:family="paragraph">
      <style:text-properties fo:font-size="10.5pt" style:font-size-asian="10.5pt" style:font-size-complex="10.5pt"/>
    </style:style>
    <style:style style:name="P39" style:parent-style-name="Standard" style:family="paragraph">
      <style:text-properties fo:font-size="10.5pt" style:font-size-asian="10.5pt" style:font-size-complex="10.5pt"/>
    </style:style>
    <style:style style:name="P40" style:parent-style-name="Standard" style:family="paragraph">
      <style:paragraph-properties fo:margin-left="0.4895in">
        <style:tab-stops/>
      </style:paragraph-properties>
      <style:text-properties fo:font-size="10.5pt" style:font-size-asian="10.5pt" style:font-size-complex="10.5pt"/>
    </style:style>
    <style:style style:name="P41" style:parent-style-name="Standard" style:family="paragraph">
      <style:text-properties fo:font-size="10.5pt" style:font-size-asian="10.5pt" style:font-size-complex="10.5pt"/>
    </style:style>
    <style:style style:name="P42" style:parent-style-name="Standard" style:family="paragraph">
      <style:text-properties fo:font-size="10.5pt" style:font-size-asian="10.5pt" style:font-size-complex="10.5pt"/>
    </style:style>
    <style:style style:name="T43" style:parent-style-name="DefaultParagraphFont" style:family="text">
      <style:text-properties fo:font-size="10.5pt" style:font-size-asian="10.5pt" style:font-size-complex="10.5pt"/>
    </style:style>
    <style:style style:name="T44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45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46" style:parent-style-name="DefaultParagraphFont" style:family="text">
      <style:text-properties fo:font-size="10.5pt" style:font-size-asian="10.5pt" style:font-size-complex="10.5pt"/>
    </style:style>
    <style:style style:name="T47" style:parent-style-name="DefaultParagraphFont" style:family="text">
      <style:text-properties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/>
    </style:style>
    <style:style style:name="T49" style:parent-style-name="DefaultParagraphFont" style:family="text">
      <style:text-properties fo:font-size="10.5pt" style:font-size-asian="10.5pt" style:font-size-complex="10.5pt"/>
    </style:style>
    <style:style style:name="P50" style:parent-style-name="Standard" style:family="paragraph">
      <style:text-properties fo:font-size="10.5pt" style:font-size-asian="10.5pt" style:font-size-complex="10.5pt"/>
    </style:style>
    <style:style style:name="P51" style:parent-style-name="Standard" style:family="paragraph">
      <style:text-properties fo:font-size="10.5pt" style:font-size-asian="10.5pt" style:font-size-complex="10.5pt"/>
    </style:style>
    <style:style style:name="P52" style:parent-style-name="Standard" style:family="paragraph">
      <style:text-properties fo:font-size="10.5pt" style:font-size-asian="10.5pt" style:font-size-complex="10.5pt"/>
    </style:style>
    <style:style style:name="P53" style:parent-style-name="Standard" style:family="paragraph">
      <style:text-properties fo:font-size="10.5pt" style:font-size-asian="10.5pt" style:font-size-complex="10.5pt"/>
    </style:style>
    <style:style style:name="P54" style:parent-style-name="Standard" style:family="paragraph">
      <style:text-properties fo:font-size="10.5pt" style:font-size-asian="10.5pt" style:font-size-complex="10.5pt"/>
    </style:style>
    <style:style style:name="P55" style:parent-style-name="Standard" style:family="paragraph">
      <style:text-properties fo:font-size="10.5pt" style:font-size-asian="10.5pt" style:font-size-complex="10.5pt"/>
    </style:style>
    <style:style style:name="P56" style:parent-style-name="Standard" style:family="paragraph">
      <style:text-properties fo:font-size="10.5pt" style:font-size-asian="10.5pt" style:font-size-complex="10.5pt"/>
    </style:style>
    <style:style style:name="P57" style:parent-style-name="Standard" style:family="paragraph">
      <style:text-properties fo:font-size="10.5pt" style:font-size-asian="10.5pt" style:font-size-complex="10.5pt"/>
    </style:style>
    <style:style style:name="T58" style:parent-style-name="DefaultParagraphFont" style:family="text">
      <style:text-properties fo:font-size="10.5pt" style:font-size-asian="10.5pt" style:font-size-complex="10.5pt"/>
    </style:style>
    <style:style style:name="T59" style:parent-style-name="DefaultParagraphFont" style:family="text">
      <style:text-properties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/>
      <text:p text:style-name="P3">SE_05_TEST_01:</text:p>
      <text:p text:style-name="P4"><text:tab/>This will test that the details (name<text:s/>and short description of tour),<text:s/>entered in by the user, are saved<text:s/><text:tab/>correctly when<text:s/>they<text:s/>creates a new tour Object.<text:line-break/></text:p>
      <text:p text:style-name="P5">SE_05_TEST_02:</text:p>
      <text:p text:style-name="P6"><text:tab/>When the activity starts the map should display an initial point (where the user is standing) using correct<text:s/><text:tab/>GPS coordinates. So this will test that the coordinates are the correct ones using the longitude and latitude<text:s/><text:tab/>in google maps app.</text:p>
      <text:p text:style-name="P7"/>
      <text:p text:style-name="P8">SE_05_TEST_03:</text:p>
      <text:p text:style-name="P9"><text:tab/>In the Specifications, the name of the walk has to be submitted as one word, so this test is to<text:s/><text:tab/>make sure<text:s/><text:tab/>that the user has only enters<text:s/>a single word for the tour name. There will be an error message that<text:s/><text:tab/>displays when the exception is called.</text:p>
      <text:p text:style-name="P10"/>
      <text:p text:style-name="P11">SE_05_TEST_04:</text:p>
      <text:p text:style-name="P12"><text:tab/>This test will<text:s/>check<text:s/>whether or not the correct location is added on the map. When the user enters the<text:s/><text:tab/>location that he/she wants, the coordinates of that location (google maps app) are used as a pinpoint to<text:s/><text:tab/>that location.</text:p>
      <text:p text:style-name="P13"/>
      <text:p text:style-name="P14">SE_05_TEST_05:</text:p>
      <text:p text:style-name="P15"><text:tab/>The short Description test will make sure that when the description of the location is added, the user<text:s/><text:tab/>cannot exceed more than 100 characters.</text:p>
      <text:p text:style-name="P16"/>
      <text:p text:style-name="P17">SE_05_TEST_06:</text:p>
      <text:p text:style-name="Standard"><text:span text:style-name="T18"><text:tab/>When a location is added, a time stamp is submitted<text:s/></text:span><text:span text:style-name="T19">alongside</text:span><text:span text:style-name="T20">. We will test that<text:s/></text:span><text:span text:style-name="T21">the<text:s/></text:span><text:span text:style-name="T22">timestamp</text:span><text:span text:style-name="T23"><text:s/>is in Time<text:s/></text:span><text:span text:style-name="T24"><text:tab/>format (as described in Java Time class (</text:span><text:span text:style-name="T25">Time (</text:span><text:span text:style-name="T26">int hour, int minute, int second))</text:span><text:span text:style-name="T27">) and that it is the correct<text:s/></text:span><text:span text:style-name="T28"><text:tab/>time.</text:span></text:p>
      <text:p text:style-name="P29"/>
      <text:p text:style-name="P30">SE_05_TEST_07:</text:p>
      <text:p text:style-name="P31"><text:tab/>This will test that the photo uploaded into a location on the map is the correct photo from the<text:s/><text:tab/>user’s<text:s/>gallery. We will also have to check that the location has no more than five images. If the location<text:s/><text:tab/>already has five images, an exception is thrown when adding the photo.</text:p>
      <text:p text:style-name="P32"/>
      <text:p text:style-name="P33">SE_05_TEST_08:</text:p>
      <text:p text:style-name="Standard"><text:span text:style-name="T34"><text:tab/>Similar to<text:s/></text:span><text:span text:style-name="T35">SE_05_TEST_06<text:s/></text:span><text:span text:style-name="T36">but the user adds an image from the<text:s/></text:span><text:span text:style-name="T37">camera.</text:span></text:p>
      <text:p text:style-name="P38"/>
      <text:p text:style-name="P39">SE_05_TEST_09:</text:p>
      <text:p text:style-name="P40">This test will check that the coordinates added to the location on the map are in fact the correct coordinates. This will be checked using google maps app.</text:p>
      <text:p text:style-name="P41"/>
      <text:p text:style-name="P42">SE_05_TEST_10:</text:p>
      <text:p text:style-name="Standard"><text:span text:style-name="T43"><text:tab/>When the user cancels the walk by pressing the<text:s/></text:span><text:span text:style-name="T44">cancel walk</text:span><text:span text:style-name="T45"><text:s/></text:span><text:span text:style-name="T46">button, we will have to test that<text:s/></text:span><text:span text:style-name="T47"><text:tab/>the walk has<text:s/></text:span><text:span text:style-name="T48"><text:tab/>been cancelled and the application returns to the home screen. This test will show that the walk has been<text:s/></text:span><text:span text:style-name="T49"><text:tab/>removed from the phone.</text:span></text:p>
      <text:p text:style-name="P50"/>
      <text:p text:style-name="P51">SE_05_TEST_11:</text:p>
      <text:p text:style-name="P52"><text:tab/>The MIME message will have to be checked that it is formatted in the correct way before being sent over<text:s/><text:tab/>to the server. And also that the message is not null.</text:p>
      <text:p text:style-name="P53"/>
      <text:p text:style-name="P54">SE_05_TEST_12:</text:p>
      <text:p text:style-name="P55"><text:tab/>The test has to make sure that the Tour creator stores the tour data when the user switches android<text:s/><text:tab/>application.</text:p>
      <text:p text:style-name="P56"/>
      <text:p text:style-name="P57">SE_05_TEST_13:</text:p>
      <text:p text:style-name="Standard"><text:span text:style-name="T58"><text:tab/>When<text:s/></text:span><text:span text:style-name="T59">the user switches back to the Walking tour application, the correct data from the idle state must be<text:s/></text:span><text:span text:style-name="T60"><text:tab/>loaded back into the application so the user can use the information that he/she add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Software Tests in more Detail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vastiyan Raychev</dc:creator>
    <meta:creation-date>2013-11-12T12:21:00Z</meta:creation-date>
    <dc:date>2013-11-14T14:02:00Z</dc:date>
    <meta:template xlink:href="Normal" xlink:type="simple"/>
    <meta:editing-cycles>2</meta:editing-cycles>
    <meta:editing-duration>PT1680S</meta:editing-duration>
    <meta:document-statistic meta:page-count="1" meta:paragraph-count="5" meta:word-count="397" meta:character-count="2655" meta:row-count="18" meta:non-whitespace-character-count="2263"/>
  </office:meta>
</office:document-meta>
</file>